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margin-left="2.54cm" fo:margin-right="0cm" fo:text-indent="-2.54cm" style:auto-text-indent="false"/>
    </style:style>
    <style:style style:name="P10"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1"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3" style:family="paragraph" style:parent-style-name="Standard">
      <style:paragraph-properties fo:margin-left="2.54cm" fo:margin-right="0cm" fo:text-indent="-2.54cm" style:auto-text-indent="false"/>
      <style:text-properties style:text-underline-style="none"/>
    </style:style>
    <style:style style:name="P14"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6" style:family="paragraph" style:parent-style-name="Standard">
      <style:paragraph-properties fo:margin-left="0cm" fo:margin-right="0cm" fo:text-indent="0cm" style:auto-text-indent="false"/>
      <style:text-properties style:text-underline-style="none"/>
    </style:style>
    <style:style style:name="P17" style:family="paragraph" style:parent-style-name="Standard">
      <style:paragraph-properties fo:margin-left="2.54cm" fo:margin-right="0cm" fo:text-indent="1.27cm" style:auto-text-indent="false"/>
    </style:style>
    <style:style style:name="P18" style:family="paragraph" style:parent-style-name="Standard">
      <style:paragraph-properties fo:margin-left="3.81cm" fo:margin-right="0cm" fo:text-indent="0cm" style:auto-text-indent="false"/>
    </style:style>
    <style:style style:name="P19" style:family="paragraph" style:parent-style-name="Table_20_Contents">
      <style:paragraph-properties fo:text-align="center" style:justify-single-word="false"/>
    </style:style>
    <style:style style:name="P20" style:family="paragraph" style:parent-style-name="Standard" style:master-page-name="Standard">
      <style:text-properties fo:font-size="14pt" fo:font-weight="bold" style:font-size-asian="14pt" style:font-weight-asian="bold" style:font-size-complex="14pt"/>
    </style:style>
    <style:style style:name="P21" style:family="paragraph" style:parent-style-name="Standard">
      <style:paragraph-properties fo:margin-left="2.54cm" fo:margin-right="0cm" fo:text-indent="-2.54cm" style:auto-text-indent="false"/>
    </style:style>
    <style:style style:name="P22" style:family="paragraph" style:parent-style-name="Standard">
      <style:paragraph-properties fo:margin-left="2.54cm" fo:margin-right="0cm" fo:text-indent="-2.54cm" style:auto-text-indent="false"/>
      <style:text-properties style:text-underline-style="none"/>
    </style:style>
    <style:style style:name="P23"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1"/>
      <text:p text:style-name="Standard">When the helicopter is responding to an order from the base station, the packet format is as follows:</text:p>
      <text:p text:style-name="P1"/>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1"/>
      <text:p text:style-name="Standard">The ACK is not included in the check sum. This way, the base station can verify that everything transmitted was received correctly.</text:p>
      <text:p text:style-name="P5"/>
      <text:p text:style-name="P5">ACK's are only sent from the helicopter in response to commands from the base station that do not request information. For these commands, the telemetry sent will serve as the ACK.</text:p>
      <text:p text:style-name="P5"/>
      <text:p text:style-name="P5"/>
      <text:p text:style-name="P5"/>
      <text:p text:style-name="P5"/>
      <text:p text:style-name="P5"/>
      <text:p text:style-name="P5"/>
      <text:p text:style-name="P5"/>
      <text:p text:style-name="P1">Communications Hand-Shake</text:p>
      <text:p text:style-name="P1"/>
      <text:p text:style-name="P5">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5"/>
      <text:p text:style-name="P5">The data portions of the handshaking packets are shown below.</text:p>
      <text:p text:style-name="P1"/>
      <text:p text:style-name="P6">Initiate (by base station, sent until ACK received)</text:p>
      <text:p text:style-name="P5">0x43<text:tab/><text:tab/>Command type “Communications”</text:p>
      <text:p text:style-name="P5">0x48<text:tab/><text:tab/>Command “Handshake”</text:p>
      <text:p text:style-name="P5"/>
      <text:p text:style-name="P6">Acknowledge (by helicopter, sent until “Terminate” received)</text:p>
      <text:p text:style-name="P7">0x43<text:tab/><text:tab/>Command type “Communications”</text:p>
      <text:p text:style-name="P7">0x06<text:tab/><text:tab/>ACK</text:p>
      <text:p text:style-name="P7"/>
      <text:p text:style-name="P6">Terminate (by base station)</text:p>
      <text:p text:style-name="P7">0x43<text:tab/><text:tab/>Command type “Communications”</text:p>
      <text:p text:style-name="P7">0x54<text:tab/><text:tab/>Command “Terminate Handshak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sting/Tuning Commands</text:p>
      <text:p text:style-name="Standard"/>
      <text:p text:style-name="P8">Engine RPM:</text:p>
      <text:p text:style-name="Standard">0x54<text:tab/><text:tab/>Command type “Testing/Tuning”</text:p>
      <text:p text:style-name="Standard">0x45: <text:tab/><text:tab/>Command “Engine RPM adjust”</text:p>
      <text:p text:style-name="P9">0xVV:<text:tab/>Hex value from 0x00 to 0x64 representing the desired percentage of engine speed.</text:p>
      <text:p text:style-name="P9"/>
      <text:p text:style-name="P10">Pitch Cyclic – Cyc(P)</text:p>
      <text:p text:style-name="Standard">0x54<text:tab/><text:tab/>Command type “Testing/Tuning”</text:p>
      <text:p text:style-name="Standard">0x50: <text:tab/><text:tab/>Command “Pitch Servo adjust”</text:p>
      <text:p text:style-name="P9">0xVV:<text:tab/>Hex value from 0x00 to 0x64 representing the desired Duty Cycle (DC) of the PWM controlling the Cyc(P) servo.</text:p>
      <text:p text:style-name="P9"/>
      <text:p text:style-name="P10">Roll Cyclic – Cyc(R)</text:p>
      <text:p text:style-name="Standard">0x54<text:tab/><text:tab/>Command type “Testing/Tuning”</text:p>
      <text:p text:style-name="Standard">0x52: <text:tab/><text:tab/>Command “Roll Servo adjust”</text:p>
      <text:p text:style-name="P9">0xVV:<text:tab/>Hex value from 0x00 to 0x64 representing the desired Duty Cycle (DC) of the PWM controlling the Cyc(R) servo.</text:p>
      <text:p text:style-name="P9"/>
      <text:p text:style-name="P10">Collective</text:p>
      <text:p text:style-name="P9">0x54<text:tab/>Command type “Testing/Tuning”</text:p>
      <text:p text:style-name="P9">0x43<text:tab/>Command “Collective Servo adjust”</text:p>
      <text:p text:style-name="P9">0xVV:<text:tab/>Hex value from 0x00 to 0x64 representing the desired Duty Cycle (DC) of the PWM controlling the Collective servo.</text:p>
      <text:p text:style-name="P8"/>
      <text:p text:style-name="P10">Anti-Torque</text:p>
      <text:p text:style-name="P9">0x54<text:tab/>Command type “Testing/Tuning”</text:p>
      <text:p text:style-name="P9">0x51<text:tab/>Command “Anti-torque Servo adjust”</text:p>
      <text:p text:style-name="P9">0xVV:<text:tab/>Hex value from 0x00 to 0x64 representing the desired Duty Cycle (DC) of the PWM controlling the Anti-Torque servo.</text:p>
      <text:p text:style-name="P9"/>
      <text:p text:style-name="P9"/>
      <text:p text:style-name="P9"/>
      <text:p text:style-name="P9"/>
      <text:p text:style-name="P9"/>
      <text:p text:style-name="P9"/>
      <text:p text:style-name="P10">Set Tune points</text:p>
      <text:p text:style-name="P9">0x54<text:tab/>Command type “Testing/Tuning”</text:p>
      <text:p text:style-name="P9">0xSS<text:tab/>Tuning set: 0x5A = Zero Points, 0x46 = 50% points, 0x4D = Max points</text:p>
      <text:p text:style-name="P9">0xVV<text:tab/>Hex Value for Engine RPM percent</text:p>
      <text:p text:style-name="P9">0xVV<text:tab/>Hex Value for Pitch Servo DC</text:p>
      <text:p text:style-name="P9">0xVV<text:tab/>Hex Value for Roll Servo DC</text:p>
      <text:p text:style-name="P9">0xVV<text:tab/>Hex Value for Collective Servo DC</text:p>
      <text:p text:style-name="P9">0xVV<text:tab/>Hex Value for Anti-Torque Servo DC</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Flight Operations Commands (commands sent to helicopter)</text:p>
      <text:p text:style-name="P9"/>
      <text:p text:style-name="P8">Engage Engine</text:p>
      <text:p text:style-name="P9">0x46<text:tab/>Command type “Flight Ops”</text:p>
      <text:p text:style-name="P9">0x45<text:tab/>Command “Engage Engine”</text:p>
      <text:p text:style-name="P9"/>
      <text:p text:style-name="P10">Hover</text:p>
      <text:p text:style-name="P9">0x46<text:tab/>Command type “Flight Ops”</text:p>
      <text:p text:style-name="P9">0x48<text:tab/>Command “Hover”</text:p>
      <text:p text:style-name="P9">0xPP<text:tab/>Parameter set: </text:p>
      <text:p text:style-name="P17">0x50 = Use preset altitude</text:p>
      <text:p text:style-name="P17">0x43 = hover at current altitude</text:p>
      <text:p text:style-name="P18">0x4D = use following altitude </text:p>
      <text:p text:style-name="P9">0xAAAA<text:tab/>2-byte value representing desired hover height (used only when parameter set 0x4D is also used)</text:p>
      <text:p text:style-name="P9"/>
      <text:p text:style-name="P10">Go To </text:p>
      <text:p text:style-name="P9">0x46<text:tab/>Command type “Flight Ops”</text:p>
      <text:p text:style-name="P9">0x47<text:tab/>Command “Go To”</text:p>
      <text:p text:style-name="P9"/>
      <text:p text:style-name="P9">0xDD<text:tab/>Degrees (0-180) Latitude</text:p>
      <text:p text:style-name="P9">0xMM<text:tab/>Minutes (0-59) Latitude</text:p>
      <text:p text:style-name="P9">0xSSSS<text:tab/>Seconds(0-59) Latitude. Us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9">0xNS<text:tab/>0x4E = North</text:p>
      <text:p text:style-name="P9"><text:tab/>0x53 = South</text:p>
      <text:p text:style-name="P9"/>
      <text:p text:style-name="P9">0xDD<text:tab/>Degrees (0-180) Longitude</text:p>
      <text:p text:style-name="P9">0xMM<text:tab/>Minutes (0-59) Longitude</text:p>
      <text:p text:style-name="P9">0xSSSS<text:tab/>Seconds(0-59) Longitude. See above for more details.</text:p>
      <text:p text:style-name="P9">0xEW<text:tab/>0x45 = East</text:p>
      <text:p text:style-name="P9"><text:tab/>0x57 = West</text:p>
      <text:p text:style-name="P9"/>
      <text:p text:style-name="P9"><text:tab/><text:span text:style-name="T1">con't next page</text:span></text:p>
      <text:p text:style-name="P9">0xAA<text:tab/>Action on Arrival:</text:p>
      <text:p text:style-name="P9"><text:tab/><text:tab/>0x48 0xAAAA<text:tab/>Hover at given altitude</text:p>
      <text:p text:style-name="P9"><text:tab/><text:tab/>0x53 0xNN<text:tab/><text:tab/>Conduct Search Pattern #NN</text:p>
      <text:p text:style-name="P9"><text:tab/><text:tab/></text:p>
      <text:p text:style-name="P10">Return to Base (RTB)</text:p>
      <text:p text:style-name="P9">0x46<text:tab/>Command type “Flight Ops”</text:p>
      <text:p text:style-name="P9">0x52<text:tab/>Command “Return to Base”</text:p>
      <text:p text:style-name="P9"/>
      <text:p text:style-name="P10">Request Pre-flight Packet (PFP)</text:p>
      <text:p text:style-name="P9">0x46<text:tab/>Command type “Flight Ops”</text:p>
      <text:p text:style-name="P13">0x50<text:tab/>Command “Request PFP”</text:p>
      <text:p text:style-name="P13"/>
      <text:p text:style-name="P10">Discreet Movement Control</text:p>
      <text:p text:style-name="P9">0x46<text:tab/>Command type “Flight Ops”</text:p>
      <text:p text:style-name="P9">0x4D<text:tab/>Command “Discreet Movement”</text:p>
      <text:p text:style-name="P9"/>
      <text:p text:style-name="P9">0xDD<text:tab/>Direction:</text:p>
      <text:p text:style-name="P9"><text:tab/><text:tab/>0x46<text:tab/>Forward</text:p>
      <text:p text:style-name="P9"><text:tab/><text:tab/>0x52<text:tab/>Reverse</text:p>
      <text:p text:style-name="P9"><text:tab/><text:tab/>0x50<text:tab/>Port</text:p>
      <text:p text:style-name="P9"><text:tab/><text:tab/>0x53<text:tab/>Starboard</text:p>
      <text:p text:style-name="P9"><text:tab/><text:tab/></text:p>
      <text:p text:style-name="P10">Request for Information (ROI)</text:p>
      <text:p text:style-name="P13">0x46<text:tab/>Command type “Flight Ops”</text:p>
      <text:p text:style-name="P13">0x49<text:tab/>Command “Request for information”</text:p>
      <text:p text:style-name="P13">0xRR<text:tab/>Packet representing the desired information:</text:p>
      <text:p text:style-name="P13"><text:tab/><text:tab/>0x4C<text:tab/>Location</text:p>
      <text:p text:style-name="P13"><text:tab/><text:tab/>0x48<text:tab/>Heading/Speed/Altitude</text:p>
      <text:p text:style-name="P13"><text:tab/><text:tab/>0x5A <text:tab/>Attitude</text:p>
      <text:p text:style-name="P13"><text:tab/><text:tab/>0x42<text:tab/>Battery Status</text:p>
      <text:p text:style-name="P13"><text:tab/><text:tab/>0x52<text:tab/>Motor RPM</text:p>
      <text:p text:style-name="P9"/>
      <text:p text:style-name="P9"/>
      <text:p text:style-name="P9"/>
      <text:p text:style-name="P9"/>
      <text:p text:style-name="P9"/>
      <text:p text:style-name="P9"/>
      <text:p text:style-name="P9"/>
      <text:p text:style-name="P15">Telemetry Data Packets (transmitted from Helicopter)</text:p>
      <text:p text:style-name="P9"/>
      <text:p text:style-name="P10">Location:</text:p>
      <text:p text:style-name="P9">0x74<text:tab/>Report type “Telemetry”</text:p>
      <text:p text:style-name="P9">0x4C<text:tab/>Report “Location”</text:p>
      <text:p text:style-name="P9"/>
      <text:p text:style-name="P9">0xDD<text:tab/>Degrees (0-180) Latitude</text:p>
      <text:p text:style-name="P9">0xMM<text:tab/>Minutes (0-59) Latitude</text:p>
      <text:p text:style-name="P9">0xSSSS<text:tab/>Seconds (0-59) Latitude. Use th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9">0xNS<text:tab/>0x4E = North</text:p>
      <text:p text:style-name="P9"><text:tab/>0x53 = South</text:p>
      <text:p text:style-name="P9"/>
      <text:p text:style-name="P9">0xDD<text:tab/>Degrees (0-180) Longitude</text:p>
      <text:p text:style-name="P9">0xMM<text:tab/>Minutes (0-59) Longitude</text:p>
      <text:p text:style-name="P9">0xSSSS<text:tab/>Seconds (0-59) Longitude. See above for more details.</text:p>
      <text:p text:style-name="P9">0xEW<text:tab/>0x45 = East</text:p>
      <text:p text:style-name="P9"><text:tab/>0x57 = West</text:p>
      <text:p text:style-name="P9"/>
      <text:p text:style-name="P10">Heading/Speed/Altitude:</text:p>
      <text:p text:style-name="P9">0x74<text:tab/>Report type “Telemetry”</text:p>
      <text:p text:style-name="P9">0x48<text:tab/>Report “Heading, Speed, and Altitude”</text:p>
      <text:p text:style-name="P9"/>
      <text:p text:style-name="P9">0xHHHH<text:tab/>Hex value (0x0000 – 0x0167) representing current heading. Can potentially use extra bits for partial degrees.</text:p>
      <text:p text:style-name="P9"/>
      <text:p text:style-name="P9">0xSS<text:tab/>Hex value representing helicopter speed (m/s)</text:p>
      <text:p text:style-name="P9"/>
      <text:p text:style-name="P9">0xAAAA<text:tab/>2-byte value representing altitude in meters</text:p>
      <text:p text:style-name="P9"/>
      <text:p text:style-name="P9"/>
      <text:p text:style-name="P9"/>
      <text:p text:style-name="P9"/>
      <text:p text:style-name="P9"/>
      <text:p text:style-name="P10">Attitude</text:p>
      <text:p text:style-name="P9">0x74<text:tab/>Report type “Telemetry”</text:p>
      <text:p text:style-name="P9">0x5A<text:tab/>Report “Attitude”</text:p>
      <text:p text:style-name="P9"/>
      <text:p text:style-name="P9"/>
      <text:p text:style-name="P9">0xPPPP<text:tab/>Hex value (0x0000 – 0x0167) representing current pitch angle, can potentially use extra bits for partial degrees (increases as helicopter pitches forward)</text:p>
      <text:p text:style-name="P9"/>
      <text:p text:style-name="P9">0xRRRR<text:tab/>Hex value (0x0000 – 0x0167) representing current roll angle, can potentially use extra bits for partial degrees (increases as helicopter rolls in the starboard direction)</text:p>
      <text:p text:style-name="P9"/>
      <text:p text:style-name="P9">0xYYYY<text:tab/>Hex value (0x0000 – 0x0167) representing current yaw angle, can potentially use extra bits for partial degrees (increases as helicopter rotates counter clockwise, as seen from above the helicopter)</text:p>
      <text:p text:style-name="P9"/>
      <text:p text:style-name="P10">Battery Status</text:p>
      <text:p text:style-name="P9">0x74<text:tab/>Report type “Telemetry”</text:p>
      <text:p text:style-name="P9">0x42<text:tab/>Report “Battery Status”</text:p>
      <text:p text:style-name="P9"/>
      <text:p text:style-name="P9">0xVVVV<text:tab/>Hex Value representing battery voltage</text:p>
      <text:p text:style-name="P9"/>
      <text:p text:style-name="P9">0xIIII<text:tab/>Hex Value representing helicopter current draw</text:p>
      <text:p text:style-name="P9"/>
      <text:p text:style-name="P9">0xTTTT<text:tab/>Hex Value representing battery temperature</text:p>
      <text:p text:style-name="P9"/>
      <text:p text:style-name="P10">On-board Error</text:p>
      <text:p text:style-name="P16">0x74<text:tab/><text:tab/>Report type “Telemetry”</text:p>
      <text:p text:style-name="P13">0x45<text:tab/>Report “Error”</text:p>
      <text:p text:style-name="P13"/>
      <text:p text:style-name="P13">0xEE<text:tab/>Hex value representing on of 128 error codes. (error codes to be determined)</text:p>
      <text:p text:style-name="P13"/>
      <text:p text:style-name="P13"/>
      <text:p text:style-name="P13"/>
      <text:p text:style-name="P10"/>
      <text:p text:style-name="P10"/>
      <text:p text:style-name="P10"/>
      <text:p text:style-name="P10">Preflight Packet (PFP)</text:p>
      <text:p text:style-name="P13">0x74<text:tab/>Report type “telemetry”</text:p>
      <text:p text:style-name="P13">0x50<text:tab/>Report “Preflight Packet”</text:p>
      <text:p text:style-name="P13"/>
      <text:p text:style-name="P9">0xDD<text:tab/>Degrees (0-180) Latitude</text:p>
      <text:p text:style-name="P9">0xMM<text:tab/>Minutes (0-59) Latitude</text:p>
      <text:p text:style-name="P9">0xSSSS<text:tab/>Seconds (0-59) Latitude. </text:p>
      <text:p text:style-name="P9">0xNS<text:tab/>0x4E = North</text:p>
      <text:p text:style-name="P9"><text:tab/>0x53 = South</text:p>
      <text:p text:style-name="P9"/>
      <text:p text:style-name="P9">0xDD<text:tab/>Degrees (0-180) Longitude</text:p>
      <text:p text:style-name="P9">0xMM<text:tab/>Minutes (0-59) Longitude</text:p>
      <text:p text:style-name="P9">0xSSSS<text:tab/>Seconds (0-59) Longitude. See above for more details.</text:p>
      <text:p text:style-name="P9">0xEW<text:tab/>0x45 = East</text:p>
      <text:p text:style-name="P13"><text:tab/>0x57 = West</text:p>
      <text:p text:style-name="P13"/>
      <text:p text:style-name="P16">0xAAAA<text:tab/>Altitude reported by GPS</text:p>
      <text:p text:style-name="P16"/>
      <text:p text:style-name="P16">0xSSSS<text:tab/>Altitude reported by Sonar</text:p>
      <text:p text:style-name="P16"/>
      <text:p text:style-name="P16">0xVVVV<text:tab/>Battery Voltage</text:p>
      <text:p text:style-name="P16"/>
      <text:p text:style-name="P16">0xTTTT<text:tab/>Battery Temperature</text:p>
      <text:p text:style-name="P16"/>
      <text:p text:style-name="P16">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19">b7</text:p>
          </table:table-cell>
          <table:table-cell table:style-name="Table4.A1" office:value-type="string">
            <text:p text:style-name="P19">b6</text:p>
          </table:table-cell>
          <table:table-cell table:style-name="Table4.A1" office:value-type="string">
            <text:p text:style-name="P19">b5</text:p>
          </table:table-cell>
          <table:table-cell table:style-name="Table4.A1" office:value-type="string">
            <text:p text:style-name="P19">b4</text:p>
          </table:table-cell>
          <table:table-cell table:style-name="Table4.A1" office:value-type="string">
            <text:p text:style-name="P19">b3</text:p>
          </table:table-cell>
          <table:table-cell table:style-name="Table4.A1" office:value-type="string">
            <text:p text:style-name="P19">b2</text:p>
          </table:table-cell>
          <table:table-cell table:style-name="Table4.A1" office:value-type="string">
            <text:p text:style-name="P19">b1</text:p>
          </table:table-cell>
          <table:table-cell table:style-name="Table4.H1" office:value-type="string">
            <text:p text:style-name="P19">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6"/>
      <text:p text:style-name="P10">Motor RPM Packet</text:p>
      <text:p text:style-name="P9">0x74<text:tab/>Report type “Telemetry”</text:p>
      <text:p text:style-name="P9">0x52<text:tab/>'R' Report “Motor RPM”</text:p>
      <text:p text:style-name="P9"/>
      <text:p text:style-name="P13">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Testing/Tuning Commands</dc:title>
    <meta:initial-creator>Michael Ghazi</meta:initial-creator>
    <meta:creation-date>2007-03-15T15:13:00</meta:creation-date>
    <dc:date>2007-05-04T11:58:41</dc:date>
    <dc:language>en-CA</dc:language>
    <meta:editing-cycles>14</meta:editing-cycles>
    <meta:editing-duration>PT11H48M36S</meta:editing-duration>
    <meta:user-defined meta:name="Info 1"/>
    <meta:user-defined meta:name="Info 2"/>
    <meta:user-defined meta:name="Info 3"/>
    <meta:user-defined meta:name="Info 4"/>
    <meta:document-statistic meta:table-count="4" meta:image-count="0" meta:object-count="0" meta:page-count="8" meta:paragraph-count="216" meta:word-count="1194" meta:character-count="7328"/>
  </office:meta>
</office:document-meta>
</file>